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9.91cm" fo:min-width="8.898cm"/>
    </style:style>
    <style:style style:name="gr4" style:family="graphic" style:parent-style-name="standard">
      <style:graphic-properties draw:textarea-horizontal-align="justify" draw:textarea-vertical-align="middle" draw:auto-grow-height="false" fo:min-height="0.766cm" fo:min-width="7.37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17cm"/>
      <style:paragraph-properties style:writing-mode="lr-tb"/>
    </style:style>
    <style:style style:name="gr7" style:family="graphic" style:parent-style-name="objectwithoutfill">
      <style:graphic-properties svg:stroke-width="0.035cm" svg:stroke-color="#ff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ff0000" draw:marker-start-width="0.252cm" draw:marker-end-width="0.252cm" draw:fill-color="#ffffd7" draw:textarea-horizontal-align="justify" draw:textarea-vertical-align="middle" draw:auto-grow-height="false" fo:min-height="5.846cm" fo:min-width="7.374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ff0000" draw:marker-start-width="0.252cm" draw:marker-end-width="0.252cm" draw:fill-color="#ffffd7" draw:textarea-horizontal-align="justify" draw:textarea-vertical-align="middle" draw:auto-grow-height="false" fo:min-height="5.812cm" fo:min-width="7.34cm" fo:padding-top="0.142cm" fo:padding-bottom="0.142cm" fo:padding-left="0.267cm" fo:padding-right="0.267cm"/>
    </style:style>
    <style:style style:name="gr10" style:family="graphic" style:parent-style-name="standard">
      <style:graphic-properties svg:stroke-color="#ff0000" draw:fill="solid" draw:fill-color="#ffffff" draw:textarea-horizontal-align="justify" draw:textarea-vertical-align="middle" draw:auto-grow-height="false" fo:min-height="0.828cm" fo:min-width="1.29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cm"/>
      <style:paragraph-properties style:writing-mode="lr-tb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fill-color="#eeeeee" draw:textarea-horizontal-align="justify" draw:textarea-vertical-align="middle" draw:auto-grow-height="false" fo:min-height="8.64cm" fo:min-width="8.898cm"/>
    </style:style>
    <style:style style:name="gr14" style:family="graphic" style:parent-style-name="standard">
      <style:graphic-properties svg:stroke-width="0.035cm" svg:stroke-color="#ff0000" draw:marker-start-width="0.252cm" draw:marker-end-width="0.252cm" draw:fill-color="#ffffd7" draw:textarea-horizontal-align="justify" draw:textarea-vertical-align="middle" draw:auto-grow-height="false" fo:min-height="2.51cm" fo:min-width="3.022cm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7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6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0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63cm"/>
      <style:paragraph-properties style:writing-mode="lr-tb"/>
    </style:style>
    <style:style style:name="gr19" style:family="graphic" style:parent-style-name="standard">
      <style:graphic-properties svg:stroke-width="0.035cm" svg:stroke-color="#158466" draw:marker-start-width="0.252cm" draw:marker-end-width="0.252cm" draw:fill-color="#ffffd7" draw:textarea-horizontal-align="justify" draw:textarea-vertical-align="middle" draw:auto-grow-height="false" fo:min-height="2.51cm" fo:min-width="3.022cm" fo:padding-top="0.142cm" fo:padding-bottom="0.142cm" fo:padding-left="0.267cm" fo:padding-right="0.267cm"/>
    </style:style>
    <style:style style:name="gr20" style:family="graphic" style:parent-style-name="standard">
      <style:graphic-properties svg:stroke-color="#00a933" draw:fill="solid" draw:fill-color="#ffffff" draw:textarea-horizontal-align="justify" draw:textarea-vertical-align="middle" draw:auto-grow-height="false" fo:min-height="0.828cm" fo:min-width="1.296cm"/>
      <style:paragraph-properties style:writing-mode="lr-tb"/>
    </style:style>
    <style:style style:name="gr21" style:family="graphic" style:parent-style-name="standard">
      <style:graphic-properties draw:fill-color="#00a933" draw:opacity="50%" draw:textarea-horizontal-align="justify" draw:textarea-vertical-align="middle" draw:auto-grow-height="false" fo:min-height="0.512cm" fo:min-width="17.2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7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4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15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2.238cm" fo:min-width="3.056cm"/>
      <style:paragraph-properties style:writing-mode="lr-tb"/>
    </style:style>
    <style:style style:name="gr26" style:family="graphic" style:parent-style-name="standard">
      <style:graphic-properties draw:fill-color="#dde8cb" draw:textarea-horizontal-align="justify" draw:textarea-vertical-align="middle" draw:auto-grow-height="false" fo:min-height="5.846cm" fo:min-width="3.056cm"/>
    </style:style>
    <style:style style:name="gr27" style:family="graphic" style:parent-style-name="standard">
      <style:graphic-properties svg:stroke-color="#ff0000" draw:fill="solid" draw:fill-color="#ffffff" draw:textarea-horizontal-align="justify" draw:textarea-vertical-align="middle" draw:auto-grow-height="false" fo:min-height="1.368cm" fo:min-width="1.296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29" style:family="graphic" style:parent-style-name="standard">
      <style:graphic-properties svg:stroke-width="0.035cm" svg:stroke-color="#ff0000" draw:marker-start-width="0.252cm" draw:marker-end-width="0.252cm" draw:fill-color="#ffffd7" draw:textarea-horizontal-align="justify" draw:textarea-vertical-align="middle" draw:auto-grow-height="false" fo:min-height="2.256cm" fo:min-width="3.022cm" fo:padding-top="0.142cm" fo:padding-bottom="0.142cm" fo:padding-left="0.267cm" fo:padding-right="0.267cm"/>
    </style:style>
    <style:style style:name="gr30" style:family="graphic" style:parent-style-name="standard">
      <style:graphic-properties draw:stroke="dash" draw:stroke-dash="Long_20_Dash" svg:stroke-width="0.106cm" svg:stroke-color="#0000ff" draw:marker-start="" draw:marker-start-width="0.359cm" draw:marker-end-width="0.359cm" draw:fill="none" draw:opacity="100%" draw:textarea-horizontal-align="justify" draw:textarea-vertical-align="middle" draw:auto-grow-height="false" fo:min-height="6.248cm" fo:min-width="18.444cm" fo:padding-top="0.178cm" fo:padding-bottom="0.178cm" fo:padding-left="0.303cm" fo:padding-right="0.30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  <style:paragraph-properties style:writing-mode="lr-tb"/>
    </style:style>
    <style:style style:name="gr32" style:family="graphic" style:parent-style-name="standard">
      <style:graphic-properties svg:stroke-width="0.035cm" svg:stroke-color="#ff0000" draw:marker-start-width="0.252cm" draw:marker-end-width="0.252cm" draw:fill-color="#ffffd7" draw:textarea-horizontal-align="justify" draw:textarea-vertical-align="middle" draw:auto-grow-height="false" fo:min-height="5.104cm" fo:min-width="3.022cm" fo:padding-top="0.142cm" fo:padding-bottom="0.142cm" fo:padding-left="0.267cm" fo:padding-right="0.26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97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1.782cm" fo:min-width="3.056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1.633cm" fo:min-width="3.056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4cm"/>
      <style:paragraph-properties style:writing-mode="lr-tb"/>
    </style:style>
    <style:style style:name="gr37" style:family="graphic" style:parent-style-name="standard">
      <style:graphic-properties draw:fill-color="#dde8cb" draw:textarea-horizontal-align="justify" draw:textarea-vertical-align="middle" draw:auto-grow-height="false" fo:min-height="2.544cm" fo:min-width="3.056cm"/>
    </style:style>
    <style:style style:name="gr38" style:family="graphic" style:parent-style-name="standard">
      <style:graphic-properties svg:stroke-color="#ff0000" draw:fill="solid" draw:fill-color="#ffffff" draw:textarea-horizontal-align="justify" draw:textarea-vertical-align="middle" draw:auto-grow-height="false" fo:min-height="1.008cm" fo:min-width="1.296cm"/>
      <style:paragraph-properties style:writing-mode="lr-tb"/>
    </style:style>
    <style:style style:name="gr39" style:family="graphic" style:parent-style-name="standard">
      <style:graphic-properties draw:stroke="dash" draw:stroke-dash="Long_20_Dash" svg:stroke-width="0.106cm" svg:stroke-color="#0000ff" draw:marker-start="" draw:marker-start-width="0.359cm" draw:marker-end-width="0.359cm" draw:fill="none" draw:opacity="100%" draw:textarea-horizontal-align="justify" draw:textarea-vertical-align="middle" draw:auto-grow-height="false" fo:min-height="2.438cm" fo:min-width="10.824cm" fo:padding-top="0.178cm" fo:padding-bottom="0.178cm" fo:padding-left="0.303cm" fo:padding-right="0.303cm"/>
    </style:style>
    <style:style style:name="gr40" style:family="graphic" style:parent-style-name="standard">
      <style:graphic-properties draw:stroke="dash" draw:stroke-dash="Long_20_Dash" svg:stroke-width="0.106cm" svg:stroke-color="#0000ff" draw:marker-start="" draw:marker-start-width="0.359cm" draw:marker-end-width="0.359cm" draw:fill="none" draw:opacity="100%" draw:textarea-horizontal-align="justify" draw:textarea-vertical-align="middle" draw:auto-grow-height="false" fo:min-height="2.184cm" fo:min-width="10.824cm" fo:padding-top="0.178cm" fo:padding-bottom="0.178cm" fo:padding-left="0.303cm" fo:padding-right="0.303cm"/>
    </style:style>
    <style:style style:name="gr41" style:family="graphic" style:parent-style-name="standard">
      <style:graphic-properties draw:textarea-horizontal-align="justify" draw:textarea-vertical-align="middle" draw:auto-grow-height="false" fo:min-height="0.004cm" fo:min-width="1.501cm"/>
    </style:style>
    <style:style style:name="gr42" style:family="graphic" style:parent-style-name="standard">
      <style:graphic-properties draw:textarea-horizontal-align="justify" draw:textarea-vertical-align="middle" draw:auto-grow-height="false" fo:min-height="0.004cm" fo:min-width="2.58cm"/>
    </style:style>
    <style:style style:name="pr1" style:family="presentation" style:parent-style-name="Default-title">
      <style:graphic-properties fo:min-height="1.1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26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eeeeee"/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-color="#ffffd7"/>
      <style:paragraph-properties fo:text-align="center"/>
    </style:style>
    <style:style style:name="P8" style:family="paragraph">
      <style:paragraph-properties fo:text-align="center" style:writing-mode="lr-tb"/>
      <style:text-properties fo:font-size="12pt" fo:font-style="italic" fo:font-weight="bold"/>
    </style:style>
    <style:style style:name="P9" style:family="paragraph">
      <loext:graphic-properties draw:fill="solid" draw:fill-color="#ffffff"/>
      <style:paragraph-properties fo:text-align="center" style:writing-mode="lr-tb"/>
      <style:text-properties fo:font-size="12pt" fo:font-style="italic" fo:font-weight="bold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paragraph-properties style:writing-mode="lr-tb"/>
      <style:text-properties fo:color="#158466" fo:font-size="14pt" fo:font-style="italic" style:text-underline-style="solid" style:text-underline-width="auto" style:text-underline-color="font-color" fo:font-weight="bold" style:font-size-asian="14pt" style:font-size-complex="14pt"/>
    </style:style>
    <style:style style:name="P13" style:family="paragraph">
      <style:paragraph-properties fo:text-align="center" style:writing-mode="lr-tb"/>
      <style:text-properties fo:color="#158466" fo:font-size="12pt" fo:font-style="italic" style:text-underline-style="solid" style:text-underline-width="auto" style:text-underline-color="font-color" fo:font-weight="bold"/>
    </style:style>
    <style:style style:name="P14" style:family="paragraph">
      <loext:graphic-properties draw:fill="solid" draw:fill-color="#ffffff"/>
      <style:paragraph-properties fo:text-align="center" style:writing-mode="lr-tb"/>
      <style:text-properties fo:color="#158466" fo:font-size="12pt" fo:font-style="italic" style:text-underline-style="solid" style:text-underline-width="auto" style:text-underline-color="font-color" fo:font-weight="bold"/>
    </style:style>
    <style:style style:name="P15" style:family="paragraph">
      <loext:graphic-properties draw:fill-color="#00a933" draw:opacity="50%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color="#55308d"/>
    </style:style>
    <style:style style:name="P17" style:family="paragraph">
      <loext:graphic-properties draw:fill="none" draw:fill-color="#ffffff"/>
      <style:paragraph-properties style:writing-mode="lr-tb"/>
      <style:text-properties fo:color="#ff0000" fo:font-style="italic" style:text-underline-style="solid" style:text-underline-width="auto" style:text-underline-color="font-color" fo:font-weight="bold"/>
    </style:style>
    <style:style style:name="P18" style:family="paragraph">
      <loext:graphic-properties draw:fill="none" draw:fill-color="#ffffff"/>
      <style:paragraph-properties style:writing-mode="lr-tb"/>
      <style:text-properties fo:color="#ff0000" fo:font-size="14pt" fo:font-style="italic" style:text-underline-style="solid" style:text-underline-width="auto" style:text-underline-color="font-color" fo:font-weight="bold"/>
    </style:style>
    <style:style style:name="P19" style:family="paragraph">
      <loext:graphic-properties draw:fill-color="#dde8cb"/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  <style:text-properties fo:color="#00a933" fo:font-size="14pt" fo:font-style="italic" style:text-underline-style="solid" style:text-underline-width="auto" style:text-underline-color="font-color" fo:font-weight="bold"/>
    </style:style>
    <style:style style:name="P21" style:family="paragraph">
      <loext:graphic-properties draw:fill="none" draw:fill-color="#ffffff"/>
      <style:paragraph-properties style:writing-mode="lr-tb"/>
      <style:text-properties fo:font-size="14pt"/>
    </style:style>
    <style:style style:name="P22" style:family="paragraph">
      <loext:graphic-properties draw:fill="none" draw:opacity="100%"/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fo:color="#0000ff" fo:font-size="14pt" fo:font-style="italic" style:text-underline-style="solid" style:text-underline-width="auto" style:text-underline-color="font-color" fo:font-weight="bold"/>
    </style:style>
    <style:style style:name="P24" style:family="paragraph">
      <loext:graphic-properties draw:fill="none" draw:fill-color="#ffffff"/>
      <style:paragraph-properties style:writing-mode="lr-tb"/>
      <style:text-properties fo:color="#ff0000" fo:font-size="10pt" fo:font-style="italic" style:text-underline-style="solid" style:text-underline-width="auto" style:text-underline-color="font-color" fo:font-weight="bold"/>
    </style:style>
    <style:style style:name="P25" style:family="paragraph">
      <style:text-properties fo:font-size="12pt"/>
    </style:style>
    <style:style style:name="P26" style:family="paragraph">
      <loext:graphic-properties draw:fill="none" draw:fill-color="#ffffff"/>
      <style:paragraph-properties style:writing-mode="lr-tb"/>
      <style:text-properties fo:font-size="12pt" style:font-size-asian="14pt" style:font-size-complex="14pt"/>
    </style:style>
    <style:style style:name="P27" style:family="paragraph">
      <style:text-properties fo:font-size="10pt"/>
    </style:style>
    <style:style style:name="P28" style:family="paragraph">
      <loext:graphic-properties draw:fill="none" draw:fill-color="#ffffff"/>
      <style:paragraph-properties style:writing-mode="lr-tb"/>
      <style:text-properties fo:color="#0000ff" fo:font-size="10pt" fo:font-style="italic" style:text-underline-style="solid" style:text-underline-width="auto" style:text-underline-color="font-color" fo:font-weight="bold"/>
    </style:style>
    <style:style style:name="P29" style:family="paragraph">
      <style:paragraph-properties fo:text-align="center"/>
    </style:style>
    <style:style style:name="T1" style:family="text">
      <style:text-properties fo:font-size="26pt"/>
    </style:style>
    <style:style style:name="T2" style:family="text">
      <style:text-properties fo:font-size="12pt" fo:font-style="italic" fo:font-weight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158466" fo:font-size="14pt" fo:font-style="italic" style:text-underline-style="solid" style:text-underline-width="auto" style:text-underline-color="font-color" fo:font-weight="bold" style:font-size-asian="14pt" style:font-size-complex="14pt"/>
    </style:style>
    <style:style style:name="T5" style:family="text">
      <style:text-properties fo:color="#158466" fo:font-size="12pt" fo:font-style="italic" style:text-underline-style="solid" style:text-underline-width="auto" style:text-underline-color="font-color" fo:font-weight="bold"/>
    </style:style>
    <style:style style:name="T6" style:family="text">
      <style:text-properties fo:color="#55308d"/>
    </style:style>
    <style:style style:name="T7" style:family="text">
      <style:text-properties fo:color="#ff0000" fo:font-style="italic" style:text-underline-style="solid" style:text-underline-width="auto" style:text-underline-color="font-color" fo:font-weight="bold"/>
    </style:style>
    <style:style style:name="T8" style:family="text">
      <style:text-properties fo:color="#ff0000" fo:font-size="14pt" fo:font-style="italic" style:text-underline-style="solid" style:text-underline-width="auto" style:text-underline-color="font-color" fo:font-weight="bold"/>
    </style:style>
    <style:style style:name="T9" style:family="text">
      <style:text-properties fo:color="#00a933" fo:font-size="14pt" fo:font-style="italic" style:text-underline-style="solid" style:text-underline-width="auto" style:text-underline-color="font-color" fo:font-weight="bold"/>
    </style:style>
    <style:style style:name="T10" style:family="text">
      <style:text-properties fo:font-size="14pt"/>
    </style:style>
    <style:style style:name="T11" style:family="text">
      <style:text-properties fo:color="#0000ff" fo:font-size="14pt" fo:font-style="italic" style:text-underline-style="solid" style:text-underline-width="auto" style:text-underline-color="font-color" fo:font-weight="bold"/>
    </style:style>
    <style:style style:name="T12" style:family="text">
      <style:text-properties fo:color="#ff0000" fo:font-size="10pt" fo:font-style="italic" style:text-underline-style="solid" style:text-underline-width="auto" style:text-underline-color="font-color" fo:font-weight="bold"/>
    </style:style>
    <style:style style:name="T13" style:family="text">
      <style:text-properties style:font-size-asian="14pt" style:font-size-complex="14pt"/>
    </style:style>
    <style:style style:name="T14" style:family="text">
      <style:text-properties fo:color="#0000ff" fo:font-style="italic" style:text-underline-style="solid" style:text-underline-width="auto" style:text-underline-color="font-color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1.15cm" svg:x="1.4cm" svg:y="0.882cm" presentation:class="title" presentation:user-transformed="true">
          <draw:text-box>
            <text:p text:style-name="P1"><text:span text:style-name="T1">ROS 1 DaemonSets</text:span></text:p>
          </draw:text-box>
        </draw:frame>
        <draw:line draw:style-name="gr1" draw:text-style-name="P3" draw:layer="layout" svg:x1="3.81cm" svg:y1="3.302cm" svg:x2="24.892cm" svg:y2="3.302cm">
          <text:p/>
        </draw:line>
        <draw:frame draw:style-name="gr2" draw:text-style-name="P4" draw:layer="layout" svg:width="7.83cm" svg:height="0.962cm" svg:x="18.542cm" svg:y="2.34cm">
          <draw:text-box>
            <text:p>LAN (Physical Network)</text:p>
          </draw:text-box>
        </draw:frame>
        <draw:custom-shape draw:style-name="gr3" draw:text-style-name="P5" draw:layer="layout" svg:width="9.398cm" svg:height="10.16cm" svg:x="4.572cm" svg:y="4.3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9.398cm" svg:height="10.16cm" svg:x="14.986cm" svg:y="4.3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1.016cm" svg:x="5.334cm" svg:y="12.954cm">
          <text:p text:style-name="P6">Kubernetes API Server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1.016cm" svg:x="15.748cm" svg:y="12.954cm">
          <text:p text:style-name="P6">Kubelet (agent)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27cm" svg:height="0.962cm" svg:x="3.35cm" svg:y="13.97cm">
          <draw:text-box>
            <text:p>Primary node</text:p>
          </draw:text-box>
        </draw:frame>
        <draw:frame draw:style-name="gr6" draw:text-style-name="P4" draw:layer="layout" svg:width="4.117cm" svg:height="0.962cm" svg:x="22.098cm" svg:y="13.97cm">
          <draw:text-box>
            <text:p>Worker node</text:p>
          </draw:text-box>
        </draw:frame>
        <draw:line draw:style-name="gr1" draw:text-style-name="P3" draw:layer="layout" svg:x1="9.144cm" svg:y1="4.318cm" svg:x2="9.144cm" svg:y2="3.302cm">
          <text:p/>
        </draw:line>
        <draw:line draw:style-name="gr1" draw:text-style-name="P3" draw:layer="layout" svg:x1="19.558cm" svg:y1="4.318cm" svg:x2="19.558cm" svg:y2="3.302cm">
          <text:p/>
        </draw:line>
        <draw:line draw:style-name="gr7" draw:text-style-name="P3" draw:layer="layout" svg:x1="5.08cm" svg:y1="5.334cm" svg:x2="26.162cm" svg:y2="5.334cm">
          <text:p/>
        </draw:line>
        <draw:frame draw:style-name="gr2" draw:text-style-name="P4" draw:layer="layout" svg:width="7.83cm" svg:height="0.962cm" svg:x="19.442cm" svg:y="4.64cm">
          <draw:text-box>
            <text:p>VxLAN (CNI plugin)</text:p>
          </draw:text-box>
        </draw:frame>
        <draw:custom-shape draw:style-name="gr8" draw:text-style-name="P7" draw:layer="layout" svg:width="7.874cm" svg:height="6.096cm" svg:x="5.334cm" svg:y="6.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7.874cm" svg:height="6.096cm" svg:x="15.748cm" svg:y="6.3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7.112cm" svg:y1="6.35cm" svg:x2="7.112cm" svg:y2="5.334cm">
          <text:p/>
        </draw:line>
        <draw:line draw:style-name="gr7" draw:text-style-name="P3" draw:layer="layout" svg:x1="16.51cm" svg:y1="6.35cm" svg:x2="16.51cm" svg:y2="5.334cm">
          <text:p/>
        </draw:line>
        <draw:custom-shape draw:style-name="gr10" draw:text-style-name="P9" draw:layer="layout" svg:width="2.54cm" svg:height="1.524cm" svg:x="7.874cm" svg:y="7.366cm">
          <text:p text:style-name="P8"><text:span text:style-name="T2">rosmast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2.54cm" svg:height="1.524cm" svg:x="6.35cm" svg:y="9.906cm">
          <text:p text:style-name="P8"><text:span text:style-name="T2">rostopic</text:span></text:p>
          <text:p text:style-name="P8"><text:span text:style-name="T2">pu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2.54cm" svg:height="1.524cm" svg:x="9.906cm" svg:y="9.398cm">
          <text:p text:style-name="P8"><text:span text:style-name="T2">rostopic</text:span></text:p>
          <text:p text:style-name="P8"><text:span text:style-name="T2">ech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3" draw:layer="layout" svg:x1="9.144cm" svg:y1="8.89cm" svg:x2="7.62cm" svg:y2="9.906cm">
          <text:p/>
        </draw:line>
        <draw:line draw:style-name="gr1" draw:text-style-name="P3" draw:layer="layout" svg:x1="9.144cm" svg:y1="8.89cm" svg:x2="10.922cm" svg:y2="9.398cm">
          <text:p/>
        </draw:line>
        <draw:line draw:style-name="gr1" draw:text-style-name="P3" draw:layer="layout" svg:x1="9.145cm" svg:y1="8.891cm" svg:x2="7.621cm" svg:y2="9.907cm">
          <text:p/>
        </draw:line>
        <draw:line draw:style-name="gr1" draw:text-style-name="P3" draw:layer="layout" svg:x1="9.145cm" svg:y1="8.891cm" svg:x2="10.923cm" svg:y2="9.399cm">
          <text:p/>
        </draw:line>
        <draw:custom-shape draw:style-name="gr10" draw:text-style-name="P9" draw:layer="layout" svg:width="2.54cm" svg:height="1.524cm" svg:x="18.287cm" svg:y="7.365cm">
          <text:p text:style-name="P8"><text:span text:style-name="T2">rosmast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2.54cm" svg:height="1.524cm" svg:x="16.763cm" svg:y="9.905cm">
          <text:p text:style-name="P8"><text:span text:style-name="T2">rostopic</text:span></text:p>
          <text:p text:style-name="P8"><text:span text:style-name="T2">pu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2.54cm" svg:height="1.524cm" svg:x="20.319cm" svg:y="9.397cm">
          <text:p text:style-name="P8"><text:span text:style-name="T2">rostopic</text:span></text:p>
          <text:p text:style-name="P8"><text:span text:style-name="T2">ech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3" draw:layer="layout" svg:x1="19.557cm" svg:y1="8.889cm" svg:x2="18.033cm" svg:y2="9.905cm">
          <text:p/>
        </draw:line>
        <draw:line draw:style-name="gr1" draw:text-style-name="P3" draw:layer="layout" svg:x1="19.557cm" svg:y1="8.889cm" svg:x2="21.335cm" svg:y2="9.397cm">
          <text:p/>
        </draw:line>
        <draw:line draw:style-name="gr1" draw:text-style-name="P3" draw:layer="layout" svg:x1="19.558cm" svg:y1="8.89cm" svg:x2="18.034cm" svg:y2="9.906cm">
          <text:p/>
        </draw:line>
        <draw:line draw:style-name="gr1" draw:text-style-name="P3" draw:layer="layout" svg:x1="19.558cm" svg:y1="8.89cm" svg:x2="21.336cm" svg:y2="9.398cm">
          <text:p/>
        </draw:line>
        <draw:frame draw:style-name="gr11" draw:text-style-name="P4" draw:layer="layout" svg:width="1.73cm" svg:height="0.962cm" svg:x="11.732cm" svg:y="11.684cm">
          <draw:text-box>
            <text:p>Pod</text:p>
          </draw:text-box>
        </draw:frame>
        <draw:frame draw:style-name="gr11" draw:text-style-name="P4" draw:layer="layout" svg:width="1.73cm" svg:height="0.962cm" svg:x="22.098cm" svg:y="11.684cm">
          <draw:text-box>
            <text:p>Pod</text:p>
          </draw:text-box>
        </draw:fram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2" draw:layer="layout" svg:width="25.199cm" svg:height="1.15cm" svg:x="1.4cm" svg:y="0.882cm" presentation:class="title" presentation:user-transformed="true">
          <draw:text-box>
            <text:p text:style-name="P1"><text:span text:style-name="T1">ROS 1 Multiple Node Deployment</text:span></text:p>
          </draw:text-box>
        </draw:frame>
        <draw:line draw:style-name="gr1" draw:text-style-name="P3" draw:layer="layout" svg:x1="3.81cm" svg:y1="3.302cm" svg:x2="24.892cm" svg:y2="3.302cm">
          <text:p/>
        </draw:line>
        <draw:frame draw:style-name="gr2" draw:text-style-name="P4" draw:layer="layout" svg:width="7.83cm" svg:height="0.962cm" svg:x="18.542cm" svg:y="2.34cm">
          <draw:text-box>
            <text:p>LAN (Physical Network)</text:p>
          </draw:text-box>
        </draw:frame>
        <draw:custom-shape draw:style-name="gr13" draw:text-style-name="P5" draw:layer="layout" svg:width="9.398cm" svg:height="8.89cm" svg:x="4.572cm" svg:y="4.31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9.398cm" svg:height="8.89cm" svg:x="14.986cm" svg:y="4.3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1.016cm" svg:x="5.334cm" svg:y="9.854cm">
          <text:p text:style-name="P6">Kubernetes API Server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1.016cm" svg:x="15.748cm" svg:y="9.854cm">
          <text:p text:style-name="P6">Kubelet (agent)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27cm" svg:height="0.962cm" svg:x="3.35cm" svg:y="12.97cm">
          <draw:text-box>
            <text:p>Primary node</text:p>
          </draw:text-box>
        </draw:frame>
        <draw:frame draw:style-name="gr6" draw:text-style-name="P4" draw:layer="layout" svg:width="4.117cm" svg:height="0.962cm" svg:x="22.098cm" svg:y="12.97cm">
          <draw:text-box>
            <text:p>Worker node</text:p>
          </draw:text-box>
        </draw:frame>
        <draw:line draw:style-name="gr1" draw:text-style-name="P3" draw:layer="layout" svg:x1="9.144cm" svg:y1="4.318cm" svg:x2="9.144cm" svg:y2="3.302cm">
          <text:p/>
        </draw:line>
        <draw:line draw:style-name="gr1" draw:text-style-name="P3" draw:layer="layout" svg:x1="19.558cm" svg:y1="4.318cm" svg:x2="19.558cm" svg:y2="3.302cm">
          <text:p/>
        </draw:line>
        <draw:line draw:style-name="gr7" draw:text-style-name="P3" draw:layer="layout" svg:x1="5.08cm" svg:y1="5.334cm" svg:x2="26.162cm" svg:y2="5.334cm">
          <text:p/>
        </draw:line>
        <draw:frame draw:style-name="gr2" draw:text-style-name="P4" draw:layer="layout" svg:width="7.83cm" svg:height="0.962cm" svg:x="19.442cm" svg:y="4.64cm">
          <draw:text-box>
            <text:p>VxLAN (CNI plugin)</text:p>
          </draw:text-box>
        </draw:frame>
        <draw:custom-shape draw:style-name="gr14" draw:text-style-name="P7" draw:layer="layout" svg:width="3.556cm" svg:height="2.794cm" svg:x="5.334cm" svg:y="6.3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7.112cm" svg:y1="6.35cm" svg:x2="7.112cm" svg:y2="5.334cm">
          <text:p/>
        </draw:line>
        <draw:line draw:style-name="gr7" draw:text-style-name="P3" draw:layer="layout" svg:x1="17.272cm" svg:y1="6.35cm" svg:x2="17.272cm" svg:y2="5.334cm">
          <text:p/>
        </draw:line>
        <draw:custom-shape draw:style-name="gr10" draw:text-style-name="P9" draw:layer="layout" svg:width="2.54cm" svg:height="1.524cm" svg:x="5.842cm" svg:y="7.112cm">
          <text:p text:style-name="P8"><text:span text:style-name="T2">rosmast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1" draw:layer="layout" svg:width="3.177cm" svg:height="0.962cm" svg:x="5.588cm" svg:y="8.89cm">
          <draw:text-box>
            <text:p><text:span text:style-name="T3">Pod/Service</text:span></text:p>
          </draw:text-box>
        </draw:frame>
        <draw:custom-shape draw:style-name="gr14" draw:text-style-name="P7" draw:layer="layout" svg:width="3.556cm" svg:height="2.794cm" svg:x="9.652cm" svg:y="6.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54cm" svg:height="1.524cm" svg:x="10.16cm" svg:y="7.112cm">
          <text:p text:style-name="P8"><text:span text:style-name="T2">rospy</text:span></text:p>
          <text:p text:style-name="P8"><text:span text:style-name="T2">listen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1.176cm" svg:y1="6.35cm" svg:x2="11.176cm" svg:y2="5.334cm">
          <text:p/>
        </draw:line>
        <draw:custom-shape draw:style-name="gr14" draw:text-style-name="P7" draw:layer="layout" svg:width="3.556cm" svg:height="2.794cm" svg:x="15.748cm" svg:y="6.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54cm" svg:height="1.524cm" svg:x="16.256cm" svg:y="7.112cm">
          <text:p text:style-name="P8"><text:span text:style-name="T2">roscpp</text:span></text:p>
          <text:p text:style-name="P8"><text:span text:style-name="T2">talk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1" draw:layer="layout" svg:width="3.177cm" svg:height="0.962cm" svg:x="9.906cm" svg:y="8.892cm">
          <draw:text-box>
            <text:p><text:span text:style-name="T3">Pod/Service</text:span></text:p>
          </draw:text-box>
        </draw:frame>
        <draw:frame draw:style-name="gr15" draw:text-style-name="P11" draw:layer="layout" svg:width="3.177cm" svg:height="0.962cm" svg:x="16.002cm" svg:y="8.892cm">
          <draw:text-box>
            <text:p><text:span text:style-name="T3">Pod/Service</text:span></text:p>
          </draw:text-box>
        </draw:frame>
        <draw:frame draw:style-name="gr16" draw:text-style-name="P12" draw:layer="layout" svg:width="3.063cm" svg:height="0.962cm" svg:x="5.573cm" svg:y="6.15cm">
          <draw:text-box>
            <text:p><text:span text:style-name="T4">ros-master</text:span></text:p>
          </draw:text-box>
        </draw:frame>
        <draw:frame draw:style-name="gr17" draw:text-style-name="P12" draw:layer="layout" svg:width="3.203cm" svg:height="0.962cm" svg:x="10.16cm" svg:y="6.15cm">
          <draw:text-box>
            <text:p><text:span text:style-name="T4">ros-listener</text:span></text:p>
          </draw:text-box>
        </draw:frame>
        <draw:frame draw:style-name="gr18" draw:text-style-name="P12" draw:layer="layout" svg:width="2.763cm" svg:height="0.962cm" svg:x="16.256cm" svg:y="6.15cm">
          <draw:text-box>
            <text:p><text:span text:style-name="T4">ros-talker</text:span></text:p>
          </draw:text-box>
        </draw:frame>
        <draw:custom-shape draw:style-name="gr19" draw:text-style-name="P7" draw:layer="layout" svg:width="3.556cm" svg:height="2.794cm" svg:x="20.066cm" svg:y="6.3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2.54cm" svg:height="1.524cm" svg:x="20.574cm" svg:y="7.112cm">
          <text:p text:style-name="P13"><text:span text:style-name="T5">kube-dn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21.59cm" svg:y1="6.35cm" svg:x2="21.59cm" svg:y2="5.334cm">
          <text:p/>
        </draw:line>
        <draw:custom-shape draw:style-name="gr21" draw:text-style-name="P15" draw:layer="layout" svg:width="17.78cm" svg:height="0.762cm" svg:x="5.588cm" svg:y="6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6" draw:layer="layout" svg:width="6.179cm" svg:height="1.673cm" svg:x="6.267cm" svg:y="11.281cm">
          <draw:text-box>
            <text:p><text:span text:style-name="T6">Label:</text:span></text:p>
            <text:p><text:span text:style-name="T6"><text:s text:c="2"/></text:span><text:span text:style-name="T6">{nodetype: master}</text:span></text:p>
          </draw:text-box>
        </draw:frame>
        <draw:frame draw:style-name="gr23" draw:text-style-name="P16" draw:layer="layout" svg:width="6.141cm" svg:height="1.673cm" svg:x="16.427cm" svg:y="11.281cm">
          <draw:text-box>
            <text:p><text:span text:style-name="T6">Label:</text:span></text:p>
            <text:p><text:span text:style-name="T6"><text:s text:c="2"/></text:span><text:span text:style-name="T6">{nodetype: worker}</text:span></text:p>
          </draw:text-box>
        </draw:frame>
        <draw:frame draw:style-name="gr24" draw:text-style-name="P17" draw:layer="layout" svg:width="5.015cm" svg:height="0.962cm" svg:x="20.131cm" svg:y="6.35cm">
          <draw:text-box>
            <text:p><text:span text:style-name="T7">DNS hostname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2" draw:layer="layout" svg:width="25.199cm" svg:height="1.15cm" svg:x="1.4cm" svg:y="0.882cm" presentation:class="title" presentation:user-transformed="true">
          <draw:text-box>
            <text:p text:style-name="P1"><text:span text:style-name="T1">ROS 1 Multiple Node Deployment</text:span></text:p>
          </draw:text-box>
        </draw:frame>
        <draw:line draw:style-name="gr1" draw:text-style-name="P3" draw:layer="layout" svg:x1="3.81cm" svg:y1="3.302cm" svg:x2="24.892cm" svg:y2="3.302cm">
          <text:p/>
        </draw:line>
        <draw:frame draw:style-name="gr2" draw:text-style-name="P4" draw:layer="layout" svg:width="7.83cm" svg:height="0.962cm" svg:x="18.542cm" svg:y="2.34cm">
          <draw:text-box>
            <text:p>LAN (Physical Network)</text:p>
          </draw:text-box>
        </draw:frame>
        <draw:custom-shape draw:style-name="gr13" draw:text-style-name="P5" draw:layer="layout" svg:width="9.398cm" svg:height="8.89cm" svg:x="4.572cm" svg:y="4.31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9.398cm" svg:height="8.89cm" svg:x="14.986cm" svg:y="4.31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6" draw:layer="layout" svg:width="3.556cm" svg:height="2.488cm" svg:x="9.652cm" svg:y="8.382cm">
          <text:p text:style-name="P6">Kubernetes</text:p>
          <text:p text:style-name="P6">API Server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1.016cm" svg:x="15.748cm" svg:y="9.854cm">
          <text:p text:style-name="P6">Kubelet (agent)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27cm" svg:height="0.962cm" svg:x="3.35cm" svg:y="12.97cm">
          <draw:text-box>
            <text:p>Primary node</text:p>
          </draw:text-box>
        </draw:frame>
        <draw:frame draw:style-name="gr6" draw:text-style-name="P4" draw:layer="layout" svg:width="4.117cm" svg:height="0.962cm" svg:x="22.098cm" svg:y="12.97cm">
          <draw:text-box>
            <text:p>Worker node</text:p>
          </draw:text-box>
        </draw:frame>
        <draw:line draw:style-name="gr1" draw:text-style-name="P3" draw:layer="layout" svg:x1="9.144cm" svg:y1="4.318cm" svg:x2="9.144cm" svg:y2="3.302cm">
          <text:p/>
        </draw:line>
        <draw:line draw:style-name="gr1" draw:text-style-name="P3" draw:layer="layout" svg:x1="19.558cm" svg:y1="4.318cm" svg:x2="19.558cm" svg:y2="3.302cm">
          <text:p/>
        </draw:line>
        <draw:frame draw:style-name="gr2" draw:text-style-name="P18" draw:layer="layout" svg:width="7.83cm" svg:height="0.962cm" svg:x="16.002cm" svg:y="4.572cm">
          <draw:text-box>
            <text:p><text:span text:style-name="T8">Bind Host Network Interface</text:span></text:p>
          </draw:text-box>
        </draw:frame>
        <draw:custom-shape draw:style-name="gr14" draw:text-style-name="P7" draw:layer="layout" svg:width="3.556cm" svg:height="2.794cm" svg:x="9.634cm" svg:y="4.9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1.412cm" svg:y1="4.95cm" svg:x2="11.412cm" svg:y2="3.302cm">
          <text:p/>
        </draw:line>
        <draw:line draw:style-name="gr7" draw:text-style-name="P3" draw:layer="layout" svg:x1="21.59cm" svg:y1="6.35cm" svg:x2="21.59cm" svg:y2="3.302cm">
          <text:p/>
        </draw:line>
        <draw:custom-shape draw:style-name="gr10" draw:text-style-name="P9" draw:layer="layout" svg:width="2.54cm" svg:height="1.524cm" svg:x="10.142cm" svg:y="5.712cm">
          <text:p text:style-name="P8"><text:span text:style-name="T2">rosmast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1" draw:layer="layout" svg:width="3.177cm" svg:height="0.962cm" svg:x="9.888cm" svg:y="7.49cm">
          <draw:text-box>
            <text:p><text:span text:style-name="T3">Pod/Service</text:span></text:p>
          </draw:text-box>
        </draw:frame>
        <draw:custom-shape draw:style-name="gr14" draw:text-style-name="P7" draw:layer="layout" svg:width="3.556cm" svg:height="2.794cm" svg:x="15.952cm" svg:y="6.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54cm" svg:height="1.524cm" svg:x="16.46cm" svg:y="7.112cm">
          <text:p text:style-name="P8"><text:span text:style-name="T2">rospy</text:span></text:p>
          <text:p text:style-name="P8"><text:span text:style-name="T2">listen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7.476cm" svg:y1="6.35cm" svg:x2="17.476cm" svg:y2="3.302cm">
          <text:p/>
        </draw:line>
        <draw:custom-shape draw:style-name="gr14" draw:text-style-name="P7" draw:layer="layout" svg:width="3.556cm" svg:height="2.794cm" svg:x="20.048cm" svg:y="6.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54cm" svg:height="1.524cm" svg:x="20.556cm" svg:y="7.112cm">
          <text:p text:style-name="P8"><text:span text:style-name="T2">roscpp</text:span></text:p>
          <text:p text:style-name="P8"><text:span text:style-name="T2">talk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1" draw:layer="layout" svg:width="3.177cm" svg:height="0.962cm" svg:x="16.206cm" svg:y="8.892cm">
          <draw:text-box>
            <text:p><text:span text:style-name="T3">Pod/Service</text:span></text:p>
          </draw:text-box>
        </draw:frame>
        <draw:frame draw:style-name="gr15" draw:text-style-name="P11" draw:layer="layout" svg:width="3.177cm" svg:height="0.962cm" svg:x="20.302cm" svg:y="8.892cm">
          <draw:text-box>
            <text:p><text:span text:style-name="T3">Pod/Service</text:span></text:p>
          </draw:text-box>
        </draw:frame>
        <draw:frame draw:style-name="gr16" draw:text-style-name="P12" draw:layer="layout" svg:width="3.063cm" svg:height="0.962cm" svg:x="9.873cm" svg:y="4.75cm">
          <draw:text-box>
            <text:p><text:span text:style-name="T4">ros-master</text:span></text:p>
          </draw:text-box>
        </draw:frame>
        <draw:frame draw:style-name="gr17" draw:text-style-name="P12" draw:layer="layout" svg:width="3.203cm" svg:height="0.962cm" svg:x="16.46cm" svg:y="6.15cm">
          <draw:text-box>
            <text:p><text:span text:style-name="T4">ros-listener</text:span></text:p>
          </draw:text-box>
        </draw:frame>
        <draw:frame draw:style-name="gr18" draw:text-style-name="P12" draw:layer="layout" svg:width="2.763cm" svg:height="0.962cm" svg:x="20.556cm" svg:y="6.15cm">
          <draw:text-box>
            <text:p><text:span text:style-name="T4">ros-talker</text:span></text:p>
          </draw:text-box>
        </draw:frame>
        <draw:frame draw:style-name="gr22" draw:text-style-name="P16" draw:layer="layout" svg:width="6.179cm" svg:height="1.673cm" svg:x="9.061cm" svg:y="11.43cm">
          <draw:text-box>
            <text:p><text:span text:style-name="T6">Label:</text:span></text:p>
            <text:p><text:span text:style-name="T6"><text:s text:c="2"/></text:span><text:span text:style-name="T6">{nodetype: master}</text:span></text:p>
          </draw:text-box>
        </draw:frame>
        <draw:frame draw:style-name="gr23" draw:text-style-name="P16" draw:layer="layout" svg:width="6.141cm" svg:height="1.673cm" svg:x="16.427cm" svg:y="11.281cm">
          <draw:text-box>
            <text:p><text:span text:style-name="T6">Label:</text:span></text:p>
            <text:p><text:span text:style-name="T6"><text:s text:c="2"/></text:span><text:span text:style-name="T6">{nodetype: worker}</text:span></text:p>
          </draw:text-box>
        </draw:frame>
        <draw:custom-shape draw:style-name="gr26" draw:text-style-name="P19" draw:layer="layout" svg:width="3.556cm" svg:height="6.096cm" svg:x="5.334cm" svg:y="4.826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7.112cm" svg:y1="4.826cm" svg:x2="7.112cm" svg:y2="3.302cm">
          <text:p/>
        </draw:line>
        <draw:frame draw:style-name="gr2" draw:text-style-name="P20" draw:layer="layout" svg:width="2.794cm" svg:height="0.962cm" svg:x="5.842cm" svg:y="9.96cm">
          <draw:text-box>
            <text:p><text:span text:style-name="T9">Docker</text:span></text:p>
          </draw:text-box>
        </draw:frame>
        <draw:custom-shape draw:style-name="gr27" draw:text-style-name="P9" draw:layer="layout" svg:width="2.54cm" svg:height="2.286cm" svg:x="5.842cm" svg:y="6.096cm">
          <text:p text:style-name="P8"><text:span text:style-name="T2">ROS</text:span></text:p>
          <text:p text:style-name="P8"><text:span text:style-name="T2">CL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2" draw:layer="layout" svg:width="19.798cm" svg:height="11.136cm" svg:x="0.6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2" draw:layer="layout" svg:width="25.199cm" svg:height="1.15cm" svg:x="1.4cm" svg:y="0.882cm" presentation:class="title" presentation:user-transformed="true">
          <draw:text-box>
            <text:p text:style-name="P1"><text:span text:style-name="T1">ROS 2 Simple Distributed System</text:span></text:p>
          </draw:text-box>
        </draw:frame>
        <draw:line draw:style-name="gr1" draw:text-style-name="P3" draw:layer="layout" svg:x1="3.81cm" svg:y1="3.302cm" svg:x2="24.892cm" svg:y2="3.302cm">
          <text:p/>
        </draw:line>
        <draw:frame draw:style-name="gr2" draw:text-style-name="P4" draw:layer="layout" svg:width="7.83cm" svg:height="0.962cm" svg:x="18.542cm" svg:y="2.34cm">
          <draw:text-box>
            <text:p>LAN (Physical Network)</text:p>
          </draw:text-box>
        </draw:frame>
        <draw:custom-shape draw:style-name="gr3" draw:text-style-name="P5" draw:layer="layout" svg:width="9.398cm" svg:height="10.16cm" svg:x="4.572cm" svg:y="4.3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9.398cm" svg:height="10.16cm" svg:x="14.986cm" svg:y="4.3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1.016cm" svg:x="5.334cm" svg:y="12.954cm">
          <text:p text:style-name="P6">Kubernetes API Server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1.016cm" svg:x="15.748cm" svg:y="12.954cm">
          <text:p text:style-name="P6">Kubelet (agent)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27cm" svg:height="0.962cm" svg:x="3.35cm" svg:y="13.97cm">
          <draw:text-box>
            <text:p>Primary node</text:p>
          </draw:text-box>
        </draw:frame>
        <draw:frame draw:style-name="gr6" draw:text-style-name="P4" draw:layer="layout" svg:width="4.117cm" svg:height="0.962cm" svg:x="22.098cm" svg:y="13.97cm">
          <draw:text-box>
            <text:p>Worker node</text:p>
          </draw:text-box>
        </draw:frame>
        <draw:line draw:style-name="gr1" draw:text-style-name="P3" draw:layer="layout" svg:x1="9.144cm" svg:y1="4.318cm" svg:x2="9.144cm" svg:y2="3.302cm">
          <text:p/>
        </draw:line>
        <draw:line draw:style-name="gr1" draw:text-style-name="P3" draw:layer="layout" svg:x1="19.558cm" svg:y1="4.318cm" svg:x2="19.558cm" svg:y2="3.302cm">
          <text:p/>
        </draw:line>
        <draw:line draw:style-name="gr7" draw:text-style-name="P3" draw:layer="layout" svg:x1="5.08cm" svg:y1="5.334cm" svg:x2="26.162cm" svg:y2="5.334cm">
          <text:p/>
        </draw:line>
        <draw:frame draw:style-name="gr28" draw:text-style-name="P4" draw:layer="layout" svg:width="7.83cm" svg:height="1.673cm" svg:x="20.32cm" svg:y="4.423cm">
          <draw:text-box>
            <text:p>Layer 2 Emulation</text:p>
            <text:p><text:s text:c="14"/>(WeaveNet)</text:p>
          </draw:text-box>
        </draw:frame>
        <draw:custom-shape draw:style-name="gr29" draw:text-style-name="P7" draw:layer="layout" svg:width="3.556cm" svg:height="2.54cm" svg:x="5.334cm" svg:y="6.3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7.112cm" svg:y1="6.35cm" svg:x2="7.112cm" svg:y2="5.334cm">
          <text:p/>
        </draw:line>
        <draw:custom-shape draw:style-name="gr10" draw:text-style-name="P9" draw:layer="layout" svg:width="2.54cm" svg:height="1.524cm" svg:x="5.842cm" svg:y="6.858cm">
          <text:p text:style-name="P8"><text:span text:style-name="T2">ros2topic</text:span></text:p>
          <text:p text:style-name="P8"><text:span text:style-name="T2">pu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1" draw:layer="layout" svg:width="1.73cm" svg:height="0.962cm" svg:x="5.128cm" svg:y="8.128cm">
          <draw:text-box>
            <text:p><text:span text:style-name="T10">Pod</text:span></text:p>
          </draw:text-box>
        </draw:frame>
        <draw:custom-shape draw:style-name="gr29" draw:text-style-name="P7" draw:layer="layout" svg:width="3.556cm" svg:height="2.54cm" svg:x="7.62cm" svg:y="9.652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9.398cm" svg:y1="9.652cm" svg:x2="9.398cm" svg:y2="5.334cm">
          <text:p/>
        </draw:line>
        <draw:custom-shape draw:style-name="gr10" draw:text-style-name="P9" draw:layer="layout" svg:width="2.54cm" svg:height="1.524cm" svg:x="8.128cm" svg:y="10.16cm">
          <text:p text:style-name="P8"><text:span text:style-name="T2">ros2topic</text:span></text:p>
          <text:p text:style-name="P8"><text:span text:style-name="T2">ech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1" draw:layer="layout" svg:width="1.73cm" svg:height="0.962cm" svg:x="7.414cm" svg:y="11.43cm">
          <draw:text-box>
            <text:p><text:span text:style-name="T10">Pod</text:span></text:p>
          </draw:text-box>
        </draw:frame>
        <draw:custom-shape draw:style-name="gr29" draw:text-style-name="P7" draw:layer="layout" svg:width="3.556cm" svg:height="2.54cm" svg:x="9.906cm" svg:y="6.3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1.684cm" svg:y1="6.35cm" svg:x2="11.684cm" svg:y2="5.334cm">
          <text:p/>
        </draw:line>
        <draw:custom-shape draw:style-name="gr10" draw:text-style-name="P9" draw:layer="layout" svg:width="2.54cm" svg:height="1.524cm" svg:x="10.414cm" svg:y="6.858cm">
          <text:p text:style-name="P8"><text:span text:style-name="T2">ros2topic</text:span></text:p>
          <text:p text:style-name="P8"><text:span text:style-name="T2">pu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1" draw:layer="layout" svg:width="1.73cm" svg:height="0.962cm" svg:x="9.7cm" svg:y="8.182cm">
          <draw:text-box>
            <text:p><text:span text:style-name="T10">Pod</text:span></text:p>
          </draw:text-box>
        </draw:frame>
        <draw:custom-shape draw:style-name="gr29" draw:text-style-name="P7" draw:layer="layout" svg:width="3.556cm" svg:height="2.54cm" svg:x="15.748cm" svg:y="6.3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7.526cm" svg:y1="6.35cm" svg:x2="17.526cm" svg:y2="5.334cm">
          <text:p/>
        </draw:line>
        <draw:custom-shape draw:style-name="gr10" draw:text-style-name="P9" draw:layer="layout" svg:width="2.54cm" svg:height="1.524cm" svg:x="16.256cm" svg:y="6.858cm">
          <text:p text:style-name="P8"><text:span text:style-name="T2">ros2topic</text:span></text:p>
          <text:p text:style-name="P8"><text:span text:style-name="T2">ech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1" draw:layer="layout" svg:width="1.73cm" svg:height="0.962cm" svg:x="15.542cm" svg:y="8.128cm">
          <draw:text-box>
            <text:p><text:span text:style-name="T10">Pod</text:span></text:p>
          </draw:text-box>
        </draw:frame>
        <draw:custom-shape draw:style-name="gr29" draw:text-style-name="P7" draw:layer="layout" svg:width="3.556cm" svg:height="2.54cm" svg:x="18.034cm" svg:y="9.652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9.812cm" svg:y1="9.652cm" svg:x2="19.812cm" svg:y2="5.334cm">
          <text:p/>
        </draw:line>
        <draw:custom-shape draw:style-name="gr10" draw:text-style-name="P9" draw:layer="layout" svg:width="2.54cm" svg:height="1.524cm" svg:x="18.542cm" svg:y="10.16cm">
          <text:p text:style-name="P8"><text:span text:style-name="T2">ros2topic</text:span></text:p>
          <text:p text:style-name="P8"><text:span text:style-name="T2">pu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1" draw:layer="layout" svg:width="1.73cm" svg:height="0.962cm" svg:x="17.828cm" svg:y="11.43cm">
          <draw:text-box>
            <text:p><text:span text:style-name="T10">Pod</text:span></text:p>
          </draw:text-box>
        </draw:frame>
        <draw:custom-shape draw:style-name="gr29" draw:text-style-name="P7" draw:layer="layout" svg:width="3.556cm" svg:height="2.54cm" svg:x="20.32cm" svg:y="6.3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22.098cm" svg:y1="6.35cm" svg:x2="22.098cm" svg:y2="5.334cm">
          <text:p/>
        </draw:line>
        <draw:custom-shape draw:style-name="gr10" draw:text-style-name="P9" draw:layer="layout" svg:width="2.54cm" svg:height="1.524cm" svg:x="20.828cm" svg:y="6.858cm">
          <text:p text:style-name="P8"><text:span text:style-name="T2">ros2topic</text:span></text:p>
          <text:p text:style-name="P8"><text:span text:style-name="T2">ech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1" draw:layer="layout" svg:width="1.73cm" svg:height="0.962cm" svg:x="20.114cm" svg:y="8.182cm">
          <draw:text-box>
            <text:p><text:span text:style-name="T10">Pod</text:span></text:p>
          </draw:text-box>
        </draw:frame>
        <draw:custom-shape draw:style-name="gr30" draw:text-style-name="P22" draw:layer="layout" svg:width="19.05cm" svg:height="6.604cm" svg:x="5.08cm" svg:y="5.842cm">
          <text:p/>
          <draw:enhanced-geometry svg:viewBox="0 0 21600 21600" draw:type="rectangle" draw:enhanced-path="M 0 0 L 21600 0 21600 21600 0 21600 0 0 Z N"/>
        </draw:custom-shape>
        <draw:frame draw:style-name="gr31" draw:text-style-name="P23" draw:layer="layout" svg:width="8.592cm" svg:height="1.916cm" svg:x="0.508cm" svg:y="9.006cm">
          <draw:text-box>
            <text:p><text:span text:style-name="T11">Kubernetes decide where to deploy these pods automatically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2" draw:layer="layout" svg:width="25.199cm" svg:height="1.15cm" svg:x="1.4cm" svg:y="0.882cm" presentation:class="title" presentation:user-transformed="true">
          <draw:text-box>
            <text:p text:style-name="P1"><text:span text:style-name="T1">ROS 2 Simple Distributed System</text:span></text:p>
          </draw:text-box>
        </draw:frame>
        <draw:line draw:style-name="gr1" draw:text-style-name="P3" draw:layer="layout" svg:x1="3.81cm" svg:y1="3.302cm" svg:x2="24.892cm" svg:y2="3.302cm">
          <text:p/>
        </draw:line>
        <draw:frame draw:style-name="gr2" draw:text-style-name="P4" draw:layer="layout" svg:width="7.83cm" svg:height="0.962cm" svg:x="18.542cm" svg:y="2.34cm">
          <draw:text-box>
            <text:p>LAN (Physical Network)</text:p>
          </draw:text-box>
        </draw:frame>
        <draw:custom-shape draw:style-name="gr3" draw:text-style-name="P5" draw:layer="layout" svg:width="9.398cm" svg:height="10.16cm" svg:x="4.572cm" svg:y="4.3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9.398cm" svg:height="10.16cm" svg:x="14.986cm" svg:y="4.3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1.016cm" svg:x="5.334cm" svg:y="12.154cm">
          <text:p text:style-name="P6">Kubernetes API Server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1.016cm" svg:x="15.748cm" svg:y="12.192cm">
          <text:p text:style-name="P6">Kubelet (agent)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27cm" svg:height="0.962cm" svg:x="7.16cm" svg:y="13.516cm">
          <draw:text-box>
            <text:p>Primary node</text:p>
          </draw:text-box>
        </draw:frame>
        <draw:frame draw:style-name="gr6" draw:text-style-name="P4" draw:layer="layout" svg:width="4.117cm" svg:height="0.962cm" svg:x="17.526cm" svg:y="13.516cm">
          <draw:text-box>
            <text:p>Worker node</text:p>
          </draw:text-box>
        </draw:frame>
        <draw:line draw:style-name="gr1" draw:text-style-name="P3" draw:layer="layout" svg:x1="9.144cm" svg:y1="4.318cm" svg:x2="9.144cm" svg:y2="3.302cm">
          <text:p/>
        </draw:line>
        <draw:line draw:style-name="gr1" draw:text-style-name="P3" draw:layer="layout" svg:x1="19.558cm" svg:y1="4.318cm" svg:x2="19.558cm" svg:y2="3.302cm">
          <text:p/>
        </draw:line>
        <draw:line draw:style-name="gr7" draw:text-style-name="P3" draw:layer="layout" svg:x1="5.08cm" svg:y1="5.334cm" svg:x2="26.162cm" svg:y2="5.334cm">
          <text:p/>
        </draw:line>
        <draw:frame draw:style-name="gr28" draw:text-style-name="P4" draw:layer="layout" svg:width="7.83cm" svg:height="1.673cm" svg:x="20.32cm" svg:y="4.423cm">
          <draw:text-box>
            <text:p>Layer 2 Emulation</text:p>
            <text:p><text:s text:c="14"/>(WeaveNet)</text:p>
          </draw:text-box>
        </draw:frame>
        <draw:custom-shape draw:style-name="gr32" draw:text-style-name="P7" draw:layer="layout" svg:width="3.556cm" svg:height="5.388cm" svg:x="5.334cm" svg:y="6.3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7.112cm" svg:y1="6.35cm" svg:x2="7.112cm" svg:y2="5.334cm">
          <text:p/>
        </draw:line>
        <draw:frame draw:style-name="gr11" draw:text-style-name="P21" draw:layer="layout" svg:width="1.73cm" svg:height="0.962cm" svg:x="6.35cm" svg:y="10.776cm">
          <draw:text-box>
            <text:p><text:span text:style-name="T10">Pod</text:span></text:p>
          </draw:text-box>
        </draw:frame>
        <draw:custom-shape draw:style-name="gr10" draw:text-style-name="P9" draw:layer="layout" svg:width="2.54cm" svg:height="1.524cm" svg:x="5.842cm" svg:y="7.112cm">
          <text:p text:style-name="P8"><text:span text:style-name="T2">ros2</text:span></text:p>
          <text:p text:style-name="P8"><text:span text:style-name="T2">talk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2.54cm" svg:height="1.524cm" svg:x="5.842cm" svg:y="9.144cm">
          <text:p text:style-name="P8"><text:span text:style-name="T2">ros2</text:span></text:p>
          <text:p text:style-name="P8"><text:span text:style-name="T2">listen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24" draw:layer="layout" svg:width="5.197cm" svg:height="0.962cm" svg:x="3.185cm" svg:y="6.404cm">
          <draw:text-box>
            <text:p><text:span text:style-name="T12">ROS_LOCALHOST_ONLY=1</text:span></text:p>
          </draw:text-box>
        </draw:frame>
        <draw:custom-shape draw:style-name="gr32" draw:text-style-name="P7" draw:layer="layout" svg:width="3.556cm" svg:height="5.388cm" svg:x="9.652cm" svg:y="6.3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1.43cm" svg:y1="6.35cm" svg:x2="11.43cm" svg:y2="5.334cm">
          <text:p/>
        </draw:line>
        <draw:frame draw:style-name="gr11" draw:text-style-name="P21" draw:layer="layout" svg:width="1.73cm" svg:height="0.962cm" svg:x="10.668cm" svg:y="10.776cm">
          <draw:text-box>
            <text:p><text:span text:style-name="T10">Pod</text:span></text:p>
          </draw:text-box>
        </draw:frame>
        <draw:custom-shape draw:style-name="gr10" draw:text-style-name="P9" draw:layer="layout" svg:width="2.54cm" svg:height="1.524cm" svg:x="10.16cm" svg:y="7.112cm">
          <text:p text:style-name="P8"><text:span text:style-name="T2">ros2</text:span></text:p>
          <text:p text:style-name="P8"><text:span text:style-name="T2">talk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2.54cm" svg:height="1.524cm" svg:x="10.16cm" svg:y="9.144cm">
          <text:p text:style-name="P8"><text:span text:style-name="T2">ros2</text:span></text:p>
          <text:p text:style-name="P8"><text:span text:style-name="T2">listen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7" draw:layer="layout" svg:width="3.556cm" svg:height="5.388cm" svg:x="15.748cm" svg:y="6.3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7.526cm" svg:y1="6.35cm" svg:x2="17.526cm" svg:y2="5.334cm">
          <text:p/>
        </draw:line>
        <draw:frame draw:style-name="gr11" draw:text-style-name="P21" draw:layer="layout" svg:width="1.73cm" svg:height="0.962cm" svg:x="16.764cm" svg:y="10.776cm">
          <draw:text-box>
            <text:p><text:span text:style-name="T10">Pod</text:span></text:p>
          </draw:text-box>
        </draw:frame>
        <draw:custom-shape draw:style-name="gr10" draw:text-style-name="P9" draw:layer="layout" svg:width="2.54cm" svg:height="1.524cm" svg:x="16.256cm" svg:y="7.112cm">
          <text:p text:style-name="P8"><text:span text:style-name="T2">ros2</text:span></text:p>
          <text:p text:style-name="P8"><text:span text:style-name="T2">talk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2.54cm" svg:height="1.524cm" svg:x="16.256cm" svg:y="9.144cm">
          <text:p text:style-name="P8"><text:span text:style-name="T2">ros2</text:span></text:p>
          <text:p text:style-name="P8"><text:span text:style-name="T2">listen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7" draw:layer="layout" svg:width="3.556cm" svg:height="5.388cm" svg:x="20.066cm" svg:y="6.3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21.844cm" svg:y1="6.35cm" svg:x2="21.844cm" svg:y2="5.334cm">
          <text:p/>
        </draw:line>
        <draw:frame draw:style-name="gr11" draw:text-style-name="P21" draw:layer="layout" svg:width="1.73cm" svg:height="0.962cm" svg:x="21.082cm" svg:y="10.776cm">
          <draw:text-box>
            <text:p><text:span text:style-name="T10">Pod</text:span></text:p>
          </draw:text-box>
        </draw:frame>
        <draw:custom-shape draw:style-name="gr10" draw:text-style-name="P9" draw:layer="layout" svg:width="2.54cm" svg:height="1.524cm" svg:x="20.574cm" svg:y="7.112cm">
          <text:p text:style-name="P8"><text:span text:style-name="T2">ros2</text:span></text:p>
          <text:p text:style-name="P8"><text:span text:style-name="T2">talk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2.54cm" svg:height="1.524cm" svg:x="20.574cm" svg:y="9.144cm">
          <text:p text:style-name="P8"><text:span text:style-name="T2">ros2</text:span></text:p>
          <text:p text:style-name="P8"><text:span text:style-name="T2">listen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24" draw:layer="layout" svg:width="5.197cm" svg:height="0.962cm" svg:x="9.144cm" svg:y="6.404cm">
          <draw:text-box>
            <text:p><text:span text:style-name="T12">ROS_LOCALHOST_ONLY=1</text:span></text:p>
          </draw:text-box>
        </draw:frame>
        <draw:frame draw:style-name="gr33" draw:text-style-name="P24" draw:layer="layout" svg:width="5.197cm" svg:height="0.962cm" svg:x="14.732cm" svg:y="6.404cm">
          <draw:text-box>
            <text:p><text:span text:style-name="T12">ROS_LOCALHOST_ONLY=1</text:span></text:p>
          </draw:text-box>
        </draw:frame>
        <draw:frame draw:style-name="gr33" draw:text-style-name="P24" draw:layer="layout" svg:width="5.197cm" svg:height="0.962cm" svg:x="20.574cm" svg:y="6.404cm">
          <draw:text-box>
            <text:p><text:span text:style-name="T12">ROS_LOCALHOST_ONLY=1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2" draw:layer="layout" svg:width="25.199cm" svg:height="1.15cm" svg:x="1.4cm" svg:y="0.882cm" presentation:class="title" presentation:user-transformed="true">
          <draw:text-box>
            <text:p text:style-name="P1"><text:span text:style-name="T1">ROS 2 </text:span><text:span text:style-name="T1">Domain </text:span><text:span text:style-name="T1">ID / </text:span><text:span text:style-name="T1">ConfigM</text:span><text:span text:style-name="T1">ap</text:span></text:p>
          </draw:text-box>
        </draw:frame>
        <draw:line draw:style-name="gr1" draw:text-style-name="P3" draw:layer="layout" svg:x1="2.31cm" svg:y1="4.002cm" svg:x2="23.392cm" svg:y2="4.002cm">
          <text:p/>
        </draw:line>
        <draw:frame draw:style-name="gr2" draw:text-style-name="P4" draw:layer="layout" svg:width="7.83cm" svg:height="0.962cm" svg:x="17.042cm" svg:y="3.04cm">
          <draw:text-box>
            <text:p>LAN (Physical Network)</text:p>
          </draw:text-box>
        </draw:frame>
        <draw:custom-shape draw:style-name="gr13" draw:text-style-name="P5" draw:layer="layout" svg:width="9.398cm" svg:height="8.89cm" svg:x="3.072cm" svg:y="5.01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9.398cm" svg:height="8.89cm" svg:x="13.486cm" svg:y="5.01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6" draw:layer="layout" svg:width="3.556cm" svg:height="2.032cm" svg:x="3.326cm" svg:y="9.844cm">
          <text:p text:style-name="P6">Kubernetes</text:p>
          <text:p text:style-name="P6">API Server</text:p>
          <draw:enhanced-geometry svg:viewBox="0 0 21600 21600" draw:type="rectangle" draw:enhanced-path="M 0 0 L 21600 0 21600 21600 0 21600 0 0 Z N"/>
        </draw:custom-shape>
        <draw:custom-shape draw:style-name="gr35" draw:text-style-name="P6" draw:layer="layout" svg:width="3.556cm" svg:height="1.883cm" svg:x="19.074cm" svg:y="11.009cm">
          <text:p text:style-name="P6">Kubelet</text:p>
          <text:p text:style-name="P6">(agent)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27cm" svg:height="0.962cm" svg:x="1.85cm" svg:y="13.67cm">
          <draw:text-box>
            <text:p>Primary node</text:p>
          </draw:text-box>
        </draw:frame>
        <draw:frame draw:style-name="gr6" draw:text-style-name="P4" draw:layer="layout" svg:width="4.117cm" svg:height="0.962cm" svg:x="20.598cm" svg:y="13.67cm">
          <draw:text-box>
            <text:p>Worker node</text:p>
          </draw:text-box>
        </draw:frame>
        <draw:line draw:style-name="gr1" draw:text-style-name="P3" draw:layer="layout" svg:x1="7.044cm" svg:y1="5.018cm" svg:x2="7.044cm" svg:y2="4.002cm">
          <text:p/>
        </draw:line>
        <draw:line draw:style-name="gr1" draw:text-style-name="P3" draw:layer="layout" svg:x1="18.058cm" svg:y1="5.018cm" svg:x2="18.058cm" svg:y2="4.002cm">
          <text:p/>
        </draw:line>
        <draw:frame draw:style-name="gr2" draw:text-style-name="P18" draw:layer="layout" svg:width="7.83cm" svg:height="0.962cm" svg:x="8.172cm" svg:y="4.318cm">
          <draw:text-box>
            <text:p><text:span text:style-name="T8">Bind Host Network Interface</text:span></text:p>
          </draw:text-box>
        </draw:frame>
        <draw:custom-shape draw:style-name="gr14" draw:text-style-name="P7" draw:layer="layout" svg:width="3.556cm" svg:height="2.794cm" svg:x="8.134cm" svg:y="5.6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9.912cm" svg:y1="5.65cm" svg:x2="9.912cm" svg:y2="4.002cm">
          <text:p/>
        </draw:line>
        <draw:custom-shape draw:style-name="gr10" draw:text-style-name="P9" draw:layer="layout" svg:width="2.54cm" svg:height="1.524cm" svg:x="8.642cm" svg:y="6.412cm">
          <text:p text:style-name="P8"><text:span text:style-name="T2">ros2</text:span></text:p>
          <text:p text:style-name="P8"><text:span text:style-name="T2">talk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6" draw:layer="layout" svg:width="1.26cm" svg:height="0.962cm" svg:x="10.43cm" svg:y="7.812cm">
          <draw:text-box>
            <text:p text:style-name="P25"><text:span text:style-name="T13">Pod</text:span></text:p>
          </draw:text-box>
        </draw:frame>
        <draw:frame draw:style-name="gr22" draw:text-style-name="P16" draw:layer="layout" svg:width="7.407cm" svg:height="1.673cm" svg:x="4.047cm" svg:y="12.235cm">
          <draw:text-box>
            <text:p><text:span text:style-name="T6">Label:</text:span></text:p>
            <text:p><text:span text:style-name="T6"><text:s text:c="2"/></text:span><text:span text:style-name="T6">{nodetype: edgeserver}</text:span></text:p>
          </draw:text-box>
        </draw:frame>
        <draw:frame draw:style-name="gr23" draw:text-style-name="P16" draw:layer="layout" svg:width="7.475cm" svg:height="1.673cm" svg:x="14.647cm" svg:y="12.235cm">
          <draw:text-box>
            <text:p><text:span text:style-name="T6">Label:</text:span></text:p>
            <text:p><text:span text:style-name="T6"><text:s text:c="2"/></text:span><text:span text:style-name="T6">{nodetype: edgedevice}</text:span></text:p>
          </draw:text-box>
        </draw:frame>
        <draw:custom-shape draw:style-name="gr37" draw:text-style-name="P19" draw:layer="layout" svg:width="3.556cm" svg:height="2.794cm" svg:x="3.58cm" svg:y="5.58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5.358cm" svg:y1="5.58cm" svg:x2="5.358cm" svg:y2="4.002cm">
          <text:p/>
        </draw:line>
        <draw:frame draw:style-name="gr2" draw:text-style-name="P20" draw:layer="layout" svg:width="2.794cm" svg:height="0.962cm" svg:x="4.342cm" svg:y="7.612cm">
          <draw:text-box>
            <text:p><text:span text:style-name="T9">Docker</text:span></text:p>
          </draw:text-box>
        </draw:frame>
        <draw:custom-shape draw:style-name="gr38" draw:text-style-name="P9" draw:layer="layout" svg:width="2.54cm" svg:height="1.778cm" svg:x="4.088cm" svg:y="5.834cm">
          <text:p text:style-name="P8"><text:span text:style-name="T2">ROS2</text:span></text:p>
          <text:p text:style-name="P8"><text:span text:style-name="T2">CL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3.556cm" svg:height="2.794cm" svg:x="7.166cm" svg:y="9.006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7.644cm" svg:y1="9.006cm" svg:x2="7.644cm" svg:y2="4.002cm">
          <text:p/>
        </draw:line>
        <draw:custom-shape draw:style-name="gr10" draw:text-style-name="P9" draw:layer="layout" svg:width="2.54cm" svg:height="1.524cm" svg:x="7.674cm" svg:y="9.768cm">
          <text:p text:style-name="P8"><text:span text:style-name="T2">ros2</text:span></text:p>
          <text:p text:style-name="P8"><text:span text:style-name="T2">listen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6" draw:layer="layout" svg:width="1.26cm" svg:height="0.962cm" svg:x="8.162cm" svg:y="11.168cm">
          <draw:text-box>
            <text:p text:style-name="P25"><text:span text:style-name="T13">Pod</text:span></text:p>
          </draw:text-box>
        </draw:frame>
        <draw:custom-shape draw:style-name="gr14" draw:text-style-name="P7" draw:layer="layout" svg:width="3.556cm" svg:height="2.794cm" svg:x="15.47cm" svg:y="5.6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7.248cm" svg:y1="5.65cm" svg:x2="17.248cm" svg:y2="4.002cm">
          <text:p/>
        </draw:line>
        <draw:custom-shape draw:style-name="gr10" draw:text-style-name="P9" draw:layer="layout" svg:width="2.54cm" svg:height="1.524cm" svg:x="15.978cm" svg:y="6.412cm">
          <text:p text:style-name="P8"><text:span text:style-name="T2">ros2</text:span></text:p>
          <text:p text:style-name="P8"><text:span text:style-name="T2">listen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6" draw:layer="layout" svg:width="1.26cm" svg:height="0.962cm" svg:x="17.766cm" svg:y="7.812cm">
          <draw:text-box>
            <text:p text:style-name="P25"><text:span text:style-name="T13">Pod</text:span></text:p>
          </draw:text-box>
        </draw:frame>
        <draw:custom-shape draw:style-name="gr14" draw:text-style-name="P7" draw:layer="layout" svg:width="3.556cm" svg:height="2.794cm" svg:x="14.502cm" svg:y="9.006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4.98cm" svg:y1="9.006cm" svg:x2="14.98cm" svg:y2="4.002cm">
          <text:p/>
        </draw:line>
        <draw:custom-shape draw:style-name="gr10" draw:text-style-name="P9" draw:layer="layout" svg:width="2.54cm" svg:height="1.524cm" svg:x="15.01cm" svg:y="9.768cm">
          <text:p text:style-name="P8"><text:span text:style-name="T2">ros2</text:span></text:p>
          <text:p text:style-name="P8"><text:span text:style-name="T2">talk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6" draw:layer="layout" svg:width="1.26cm" svg:height="0.962cm" svg:x="15.498cm" svg:y="11.168cm">
          <draw:text-box>
            <text:p text:style-name="P25"><text:span text:style-name="T13">Pod</text:span></text:p>
          </draw:text-box>
        </draw:frame>
        <draw:custom-shape draw:style-name="gr39" draw:text-style-name="P22" draw:layer="layout" svg:width="11.43cm" svg:height="2.794cm" svg:x="7.898cm" svg:y="5.7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2" draw:layer="layout" svg:width="11.43cm" svg:height="2.54cm" svg:x="7.136cm" svg:y="9.336cm">
          <text:p/>
          <draw:enhanced-geometry svg:viewBox="0 0 21600 21600" draw:type="rectangle" draw:enhanced-path="M 0 0 L 21600 0 21600 21600 0 21600 0 0 Z N"/>
        </draw:custom-shape>
        <draw:frame draw:style-name="gr31" draw:text-style-name="P28" draw:layer="layout" svg:width="8.358cm" svg:height="1.916cm" svg:x="17.78cm" svg:y="4.688cm">
          <draw:text-box>
            <text:p text:style-name="P27"><text:span text:style-name="T14">ROS_DO</text:span><text:span text:style-name="T14">MAIN_ID</text:span><text:span text:style-name="T14">=5</text:span></text:p>
            <text:p text:style-name="P27"><text:span text:style-name="T14">RMW_IM</text:span><text:span text:style-name="T14">PLEMEN</text:span><text:span text:style-name="T14">TATION=</text:span><text:span text:style-name="T14">rmw_fast</text:span><text:span text:style-name="T14">rtps_cpp</text:span></text:p>
            <text:p text:style-name="P27"><text:span text:style-name="T14"/></text:p>
          </draw:text-box>
        </draw:frame>
        <draw:frame draw:style-name="gr31" draw:text-style-name="P28" draw:layer="layout" svg:width="8.866cm" svg:height="1.916cm" svg:x="18.566cm" svg:y="9.144cm">
          <draw:text-box>
            <text:p text:style-name="P27"><text:span text:style-name="T14">ROS_DOMAIN_ID=10</text:span></text:p>
            <text:p text:style-name="P27"><text:span text:style-name="T14">RMW_IMPLEMENTATION=rmw_cyclonedds_cpp</text:span></text:p>
            <text:p text:style-name="P27"><text:span text:style-name="T14"/></text:p>
          </draw:text-box>
        </draw:frame>
        <draw:custom-shape draw:style-name="gr41" draw:text-style-name="P29" draw:layer="layout" svg:width="2.286cm" svg:height="0.508cm" svg:x="6.35cm" svg:y="6.4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2" draw:text-style-name="P29" draw:layer="layout" svg:width="3.52cm" svg:height="0.508cm" draw:transform="rotate (-0.729896693184029) translate (5.94cm 7.10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1" draw:text-style-name="P28" draw:layer="layout" svg:width="2.77cm" svg:height="1.916cm" svg:x="2.54cm" svg:y="5.334cm">
          <draw:text-box>
            <text:p text:style-name="P27"><text:span text:style-name="T14">Kubernetes</text:span></text:p>
            <text:p text:style-name="P27"><text:span text:style-name="T14">agnostic</text:span></text:p>
          </draw:text-box>
        </draw:frame>
        <presentation:notes draw:style-name="dp1">
          <draw:page-thumbnail draw:style-name="gr12" draw:layer="layout" svg:width="19.798cm" svg:height="11.136cm" svg:x="0.6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2T23:08:29.135422908</meta:creation-date>
    <dc:date>2023-02-18T16:44:43.999028283</dc:date>
    <meta:editing-duration>PT1H53M58S</meta:editing-duration>
    <meta:editing-cycles>10</meta:editing-cycles>
    <meta:generator>LibreOffice/6.4.7.2$Linux_X86_64 LibreOffice_project/40$Build-2</meta:generator>
    <meta:document-statistic meta:object-count="251"/>
  </office:meta>
</office:document-meta>
</file>